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order-bottom="0.06pt solid #000000" fo:background-color="#81d41a" fo:border-left="none" fo:border-right="none" fo:border-top="none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tro</text:p>
          </table:table-cell>
          <table:table-cell table:style-name="ce3" office:value-type="string" calcext:value-type="string">
            <text:p>Decision Making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Functions</text:p>
          </table:table-cell>
          <table:table-cell office:value-type="string" calcext:value-type="string">
            <text:p>Lists</text:p>
          </table:table-cell>
          <table:table-cell office:value-type="string" calcext:value-type="string">
            <text:p>Dictionaries</text:p>
          </table:table-cell>
          <table:table-cell table:style-name="ce3" office:value-type="string" calcext:value-type="string">
            <text:p>Files and Exceptions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7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2" table:number-columns-repeated="7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style-name="ce2" table:number-columns-repeated="6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10" calcext:value-type="float">
            <text:p>110</text:p>
          </table:table-cell>
          <table:table-cell table:style-name="ce8" table:number-columns-repeated="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11" calcext:value-type="float">
            <text:p>111</text:p>
          </table:table-cell>
          <table:table-cell table:style-name="ce2"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table:style-name="ce8" office:value-type="float" office:value="113" calcext:value-type="float">
            <text:p>113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50" calcext:value-type="float">
            <text:p>150</text:p>
          </table:table-cell>
          <table:table-cell table:style-name="ce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58" calcext:value-type="float">
            <text:p>158</text:p>
          </table:table-cell>
          <table:table-cell table:style-name="ce2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table:style-name="ce8" office:value-type="float" office:value="122" calcext:value-type="float">
            <text:p>122</text:p>
          </table:table-cell>
          <table:table-cell office:value-type="float" office:value="146" calcext:value-type="float">
            <text:p>146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4:37:34.082680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1-04T19:41:40.277091388</meta:creation-date>
    <dc:date>2021-01-05T14:53:42.754067333</dc:date>
    <meta:editing-duration>PT23M56S</meta:editing-duration>
    <meta:editing-cycles>6</meta:editing-cycles>
    <meta:generator>LibreOffice/6.4.7.2$MacOSX_X86_64 LibreOffice_project/639b8ac485750d5696d7590a72ef1b496725cfb5</meta:generator>
    <meta:document-statistic meta:table-count="1" meta:cell-count="194" meta:object-count="0"/>
  </office:meta>
</office:document-meta>
</file>